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Vbatmin</text:p>
          </table:table-cell>
          <table:table-cell office:value-type="string" calcext:value-type="string">
            <text:p>Vbatmax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Rref[kom]</text:p>
          </table:table-cell>
          <table:table-cell office:value-type="string" calcext:value-type="string">
            <text:p>Irefmin</text:p>
          </table:table-cell>
          <table:table-cell office:value-type="string" calcext:value-type="string">
            <text:p>Irefmax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.6" calcext:value-type="float">
            <text:p>12.6</text:p>
          </table:table-cell>
          <table:table-cell office:value-type="float" office:value="1.24" calcext:value-type="float">
            <text:p>1.24</text:p>
          </table:table-cell>
          <table:table-cell office:value-type="float" office:value="100" calcext:value-type="float">
            <text:p>100</text:p>
          </table:table-cell>
          <table:table-cell table:formula="of:=1000000*([.B5]-[.D5])/([.E5]*1000)" office:value-type="float" office:value="97.6" calcext:value-type="float">
            <text:p>97.6</text:p>
          </table:table-cell>
          <table:table-cell table:formula="of:=1000000*([.C5]-[.D5])/([.E5]*1000)" office:value-type="float" office:value="113.6" calcext:value-type="float">
            <text:p>113.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.6" calcext:value-type="float">
            <text:p>12.6</text:p>
          </table:table-cell>
          <table:table-cell office:value-type="float" office:value="1.24" calcext:value-type="float">
            <text:p>1.24</text:p>
          </table:table-cell>
          <table:table-cell table:formula="of:=[.E5]-[.E5]/100" office:value-type="float" office:value="99" calcext:value-type="float">
            <text:p>99</text:p>
          </table:table-cell>
          <table:table-cell table:formula="of:=1000000*([.B6]-[.D6])/([.E6]*1000)" office:value-type="float" office:value="98.5858585858586" calcext:value-type="float">
            <text:p>98.5858585858586</text:p>
          </table:table-cell>
          <table:table-cell table:formula="of:=1000000*([.C6]-[.D6])/([.E6]*1000)" office:value-type="float" office:value="114.747474747475" calcext:value-type="float">
            <text:p>114.74747474747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.6" calcext:value-type="float">
            <text:p>12.6</text:p>
          </table:table-cell>
          <table:table-cell office:value-type="float" office:value="1.24" calcext:value-type="float">
            <text:p>1.24</text:p>
          </table:table-cell>
          <table:table-cell table:formula="of:=[.E5]+[.E5]/100" office:value-type="float" office:value="101" calcext:value-type="float">
            <text:p>101</text:p>
          </table:table-cell>
          <table:table-cell table:formula="of:=1000000*([.B7]-[.D7])/([.E7]*1000)" office:value-type="float" office:value="96.6336633663366" calcext:value-type="float">
            <text:p>96.6336633663366</text:p>
          </table:table-cell>
          <table:table-cell table:formula="of:=1000000*([.C7]-[.D7])/([.E7]*1000)" office:value-type="float" office:value="112.475247524752" calcext:value-type="float">
            <text:p>112.4752475247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7T18:52:28.362445021</meta:creation-date>
    <dc:date>2020-10-17T19:38:09.573206257</dc:date>
    <meta:editing-duration>PT24M20S</meta:editing-duration>
    <meta:editing-cycles>2</meta:editing-cycles>
    <meta:generator>LibreOffice/7.0.2.2$Linux_X86_64 LibreOffice_project/00$Build-2</meta:generator>
    <meta:document-statistic meta:table-count="1" meta:cell-count="24" meta:object-count="0"/>
  </office:meta>
</office:document-meta>
</file>